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AD00001EE8892ECCE3.svm"/>
  <manifest:file-entry manifest:media-type="" manifest:full-path="Pictures/20000007000044520000374CA84FC39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979cm" fo:margin-right="0cm" fo:margin-top="0cm" fo:margin-bottom="0cm" fo:orphans="2" fo:widows="2" fo:text-indent="1.058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Standard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1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000000" style:font-name="Lucida Grande" fo:font-size="12pt" fo:letter-spacing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Documento Plano de Projeto </text:p>
      <text:p text:style-name="P7"/>
      <text:p text:style-name="P4"><text:span text:style-name="T1"><text:tab/>Título:</text:span> Agenda Pessoal de Tarefas</text:p>
      <text:p text:style-name="P8"><text:s/></text:p>
      <text:p text:style-name="P5"><text:tab/>Dados Gerais:</text:p>
      <text:p text:style-name="P10"/>
      <text:p text:style-name="P4"><text:tab/><text:tab/>Projeto: Agenda Pessoal de Tarefas</text:p>
      <text:p text:style-name="P8"/>
      <text:p text:style-name="P4"><text:tab/><text:tab/>Versão: 1.0</text:p>
      <text:p text:style-name="P8"/>
      <text:p text:style-name="P4"><text:tab/><text:tab/>Responsáveis: &lt;&lt;Nome dos Responsáveis&gt;&gt;</text:p>
      <text:p text:style-name="P8"/>
      <text:p text:style-name="P8"/>
      <text:p text:style-name="P4"><text:tab/>Seções do Documento e Instruções para seu preenchimento:</text:p>
      <text:p text:style-name="P8"><text:s/></text:p>
      <text:p text:style-name="P3"><text:tab/><text:tab/>1. Introdução</text:p>
      <text:p text:style-name="P8"/>
      <text:p text:style-name="P3"><text:tab/><text:tab/><text:tab/>Documento tem por finalidade descrever o plano desenvolvimento <text:s/>a ser realizado durante o processo de construção do software.</text:p>
      <text:p text:style-name="P8"/>
      <text:p text:style-name="P4"><text:tab/><text:tab/>2. Escopo do Projeto</text:p>
      <text:p text:style-name="P8"/>
      <text:p text:style-name="P4"><text:tab/><text:tab/><text:tab/>Uma agenda pessoal de tarefas com o objetivo de gerenciar as atividades diárias do usuário.</text:p>
      <text:p text:style-name="P1"/>
      <text:p text:style-name="P1"><draw:frame draw:style-name="fr1" draw:name="figuras1" text:anchor-type="paragraph" svg:width="13.668cm" svg:height="11.296cm" draw:z-index="0"><draw:image xlink:href="Pictures/20000007000044520000374CA84FC399.bmp" xlink:type="simple" xlink:show="embed" xlink:actuate="onLoad"/></draw:frame></text:p>
      <text:p text:style-name="P11">Caso de uso – macro-funções</text:p>
      <text:p text:style-name="P4"/>
      <text:p text:style-name="P4"/>
      <text:p text:style-name="P4"><text:soft-page-break/><text:tab/><text:tab/><text:span text:style-name="T1">Casdastro de Atividades:</text:span></text:p>
      <text:p text:style-name="P5"><text:tab/><text:tab/><text:tab/></text:p>
      <text:p text:style-name="P4"><text:span text:style-name="T1"><text:tab/><text:tab/><text:tab/></text:span><text:span text:style-name="T2">Cadastra uma nova atividade do usuário, no qual, deve ser escolhido nome, prazo de realização, data e horário, e grupo da atividade.</text:span></text:p>
      <text:p text:style-name="P5"><text:tab/></text:p>
      <text:p text:style-name="P5"><text:tab/><text:tab/>Gerenciar Atividades:</text:p>
      <text:p text:style-name="P5"><text:tab/><text:tab/><text:tab/></text:p>
      <text:p text:style-name="P4"><text:span text:style-name="T1"><text:tab/><text:tab/><text:tab/></text:span><text:span text:style-name="T2">Lista todas as atividades cadastradas, com as informações: Nome, data e grupo.</text:span></text:p>
      <text:p text:style-name="P4"/>
      <text:p text:style-name="P4"><text:tab/><text:tab/>3. Processo de Software do Projeto</text:p>
      <text:p text:style-name="P4"><text:tab/></text:p>
      <text:p text:style-name="P6"><text:span text:style-name="T4"><text:tab/><text:tab/><text:tab/>Processo Padrão: RUP (</text:span><text:span text:style-name="Emphasis"><text:span text:style-name="Strong_20_Emphasis"><text:span text:style-name="T3">Rational Unified Process</text:span></text:span></text:span> <text:span text:style-name="T4">)</text:span></text:p>
      <text:p text:style-name="P4"><text:tab/><text:tab/><text:tab/></text:p>
      <text:p text:style-name="P4"><text:tab/><text:tab/><text:tab/>Permite que o desenvolvimento se de através de ciclos de vida baseados no modelo iterativo e incremental, no qual, durante a elaboração do projeto novas funcionalidades podem ser inseridas a cada ciclo de vida. Além disso, o RUP permite uma definição clara do que deve ser feito em cada uma de suas fases e quem deve fazer.</text:p>
      <text:p text:style-name="P4"/>
      <text:p text:style-name="P4"><draw:frame draw:style-name="fr2" draw:name="figuras2" text:anchor-type="paragraph" svg:width="14.766cm" svg:height="7.913cm" draw:z-index="1"><draw:image xlink:href="Pictures/20000007000039AD00001EE8892ECCE3.svm" xlink:type="simple" xlink:show="embed" xlink:actuate="onLoad"/></draw:frame><text:tab/><text:tab/><text:tab/> </text:p>
      <text:p text:style-name="P4"/>
      <text:p text:style-name="P8">Processo de Desenvolvimento</text:p>
      <text:p text:style-name="P8"/>
      <text:p text:style-name="P15"><text:tab/><text:tab/>Modelagem de négocio:</text:p>
      <text:p text:style-name="P4"><text:tab/><text:tab/><text:tab/>Pré-atividades: Conpreender o dominio;</text:p>
      <text:p text:style-name="P4"><text:tab/><text:tab/><text:tab/>Sub-Atividade: Estruturar o problema;</text:p>
      <text:p text:style-name="P4"><text:tab/><text:tab/><text:tab/>Artefatos Insumo: Entrevistas, reuniões e conversas com o cliente; </text:p>
      <text:p text:style-name="P4"><text:tab/><text:tab/><text:tab/>Artefatos Produzidos: Diagramas de caso de uso;</text:p>
      <text:p text:style-name="P9"><text:tab/><text:tab/>Recursos Necessários: </text:p>
      <text:p text:style-name="P9"><text:tab/><text:tab/><text:tab/>Recursos Humanos: Analista de Sistemas;</text:p>
      <text:p text:style-name="P9"><text:tab/><text:tab/><text:tab/>Ferramentas de Software: Astah, GitHub;</text:p>
      <text:p text:style-name="P18"><text:tab/><text:tab/><text:tab/><text:tab/>Hardware: Computador;</text:p>
      <text:p text:style-name="P18"><text:tab/><text:tab/><text:tab/>Procedimentos:</text:p>
      <text:p text:style-name="P18"><text:tab/><text:tab/><text:tab/><text:tab/>1 - Reunião com o cliente;</text:p>
      <text:p text:style-name="P18"><text:tab/><text:tab/><text:tab/><text:tab/>2 – Elaboração do Casos de Uso;</text:p>
      <text:p text:style-name="P9"/>
      <text:p text:style-name="P4"><text:soft-page-break/><text:tab/><text:tab/><text:span text:style-name="T1">Requisitos:</text:span></text:p>
      <text:p text:style-name="P4"><text:span text:style-name="T1"><text:tab/><text:tab/><text:tab/></text:span><text:span text:style-name="T5">Pré-atividades: Analisar os casos de uso, Definir</text:span> os requisitos do sistema;</text:p>
      <text:p text:style-name="P17"><text:tab/><text:tab/><text:tab/>Sub-Atividade: Elaborar cénarios dos casos de uso; </text:p>
      <text:p text:style-name="P17"><text:tab/><text:tab/><text:tab/>Artefatos Insumo: Diagrama de Casos de Uso;</text:p>
      <text:p text:style-name="P8"><text:tab/><text:tab/>Artefatos Produzidos: Documento de requisitos do sistema;</text:p>
      <text:p text:style-name="P8"><text:tab/><text:tab/><text:span text:style-name="T2">Recursos Necessários: </text:span></text:p>
      <text:p text:style-name="P9"><text:tab/><text:tab/><text:tab/>Recursos Humanos: Analista de Sistemas;</text:p>
      <text:p text:style-name="P9"><text:tab/><text:tab/><text:tab/>Ferramentas de Software: Pacote Office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8"><text:tab/><text:tab/><text:tab/><text:tab/>1 – Analisar os casos de Uso;</text:p>
      <text:p text:style-name="P18"><text:tab/><text:tab/><text:tab/><text:tab/>2 – Definir os requisitos;</text:p>
      <text:p text:style-name="P9"><text:tab/><text:tab/><text:tab/>3 – Preencher o documento;</text:p>
      <text:p text:style-name="P8"/>
      <text:p text:style-name="P5"><text:tab/><text:tab/>Análise e Design:</text:p>
      <text:p text:style-name="P5"><text:tab/><text:tab/><text:tab/><text:span text:style-name="T6">Pré-atividades: Analisar os casos de uso e Documento de requisitos do sistema;</text:span></text:p>
      <text:p text:style-name="P17"><text:tab/><text:tab/><text:tab/>Sub-Atividade: Criar esboço inicial; </text:p>
      <text:p text:style-name="P17"><text:tab/><text:tab/><text:tab/>Artefatos Insumo: Diagrama de Casos de Uso, Documento de requisitos do sistema;</text:p>
      <text:p text:style-name="P8"><text:tab/><text:tab/>Artefatos Produzidos: Diagramas de Classe, de Componetes, de Atividades e de Estados;</text:p>
      <text:p text:style-name="P8"><text:tab/><text:tab/><text:span text:style-name="T2">Recursos Necessários:</text:span></text:p>
      <text:p text:style-name="P9"><text:tab/><text:tab/><text:tab/>Recursos Humanos: Analista de Sistemas;</text:p>
      <text:p text:style-name="P9"><text:tab/><text:tab/><text:tab/>Ferramentas de Software: Astah, GitHub;</text:p>
      <text:p text:style-name="P8"><text:span text:style-name="T2"><text:tab/><text:tab/><text:tab/>Hardware: Computador;</text:span></text:p>
      <text:p text:style-name="P8"><text:tab/><text:tab/><text:span text:style-name="T2">Procedimentos:</text:span></text:p>
      <text:p text:style-name="P18"><text:tab/><text:tab/><text:tab/><text:tab/>1 – Analisar os casos de Uso;</text:p>
      <text:p text:style-name="P18"><text:tab/><text:tab/><text:tab/><text:tab/>2 – <text:span text:style-name="T5"><text:s/>Documento de requisitos do sistema</text:span>;</text:p>
      <text:p text:style-name="P18"><text:tab/><text:tab/><text:tab/><text:tab/>3 – <text:s/>Elaborar os diagramas;</text:p>
      <text:p text:style-name="P18"/>
      <text:p text:style-name="P18"><text:tab/><text:tab/><text:span text:style-name="T1">Implementação:</text:span></text:p>
      <text:p text:style-name="P18"><text:tab/><text:tab/><text:tab/><text:span text:style-name="T5">Pré-atividades: Analisa toda a documentação existente;</text:span></text:p>
      <text:p text:style-name="P17"><text:tab/><text:tab/><text:tab/>Sub-Atividade: Elabora abstrações das funcionalidades do sistema e codificar o sistema utilizando alguma linguagem de programação; </text:p>
      <text:p text:style-name="P4"><text:span text:style-name="T5"><text:tab/><text:tab/><text:tab/>Artefatos Insumo: Documentação existente;</text:span></text:p>
      <text:p text:style-name="P4"><text:span text:style-name="T5"><text:tab/><text:tab/><text:tab/></text:span>Artefatos Produzidos: Protótipos e versões do sistema;</text:p>
      <text:p text:style-name="P8"><text:tab/><text:tab/><text:span text:style-name="T2">Recursos Necessários:</text:span></text:p>
      <text:p text:style-name="P9"><text:tab/><text:tab/><text:tab/>Recursos Humanos: Programdor, Gerente de projeto;</text:p>
      <text:p text:style-name="P9"><text:tab/><text:tab/><text:tab/>Ferramentas de Software: IDE, GitHub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8"><text:tab/><text:tab/><text:tab/><text:tab/>1 – <text:s/><text:span text:style-name="T5">Analisa toda a documentação</text:span>;</text:p>
      <text:p text:style-name="P18"><text:tab/><text:tab/><text:tab/><text:tab/>2 – <text:span text:style-name="T5"><text:s/>Contrução do código</text:span>;</text:p>
      <text:p text:style-name="P18"/>
      <text:p text:style-name="P18"><text:tab/><text:tab/><text:span text:style-name="T1">Teste:</text:span></text:p>
      <text:p text:style-name="P18"><text:tab/><text:tab/><text:tab/><text:span text:style-name="T5">Pré-atividades: Elaborar rotina de testes;</text:span></text:p>
      <text:p text:style-name="P17"><text:tab/><text:tab/><text:tab/>Sub-Atividade: Aplicar o sistema aos testes alpha; </text:p>
      <text:p text:style-name="P4"><text:span text:style-name="T5"><text:tab/><text:tab/><text:tab/>Artefatos Insumo: Protótipos e versões do sistema;</text:span></text:p>
      <text:p text:style-name="P4"><text:span text:style-name="T5"><text:tab/><text:tab/><text:tab/></text:span>Artefatos Produzidos: Relatórios de Qualidade;</text:p>
      <text:p text:style-name="P8"><text:tab/><text:tab/><text:span text:style-name="T2">Recursos Necessários:</text:span></text:p>
      <text:p text:style-name="P9"><text:soft-page-break/><text:tab/><text:tab/><text:tab/>Recursos Humanos: Programdor e/ou Engenheiro de Teste e Gerente de projeto;</text:p>
      <text:p text:style-name="P9"><text:tab/><text:tab/><text:tab/>Ferramentas de Software: Prótipos e versões do sistema, GitHub;</text:p>
      <text:p text:style-name="P8"><text:span text:style-name="T2"><text:tab/><text:tab/><text:tab/>Hardware: Computador e demais periféricos se necessários;</text:span></text:p>
      <text:p text:style-name="P8"><text:tab/><text:tab/><text:span text:style-name="T2">Procedimentos:</text:span></text:p>
      <text:p text:style-name="P18"><text:tab/><text:tab/><text:tab/><text:tab/>1 – <text:s/><text:span text:style-name="T5">Instalação do protótipo</text:span>;</text:p>
      <text:p text:style-name="P18"><text:tab/><text:tab/><text:tab/><text:tab/>2 – <text:span text:style-name="T5"><text:s/>Executar rotina de testes</text:span>;</text:p>
      <text:p text:style-name="P18"><text:tab/><text:tab/><text:tab/><text:tab/>3 – Avaliar resultados;</text:p>
      <text:p text:style-name="P18"><text:tab/><text:tab/><text:tab/><text:tab/>4 – Gerar relatório</text:p>
      <text:p text:style-name="P18"/>
      <text:p text:style-name="P18"><text:tab/><text:tab/>Implantação<text:span text:style-name="T1">:</text:span></text:p>
      <text:p text:style-name="P18"><text:tab/><text:tab/><text:tab/></text:p>
      <text:p text:style-name="P18"/>
      <text:p text:style-name="P18"/>
      <text:p text:style-name="P18"/>
      <text:p text:style-name="P18"/>
      <text:p text:style-name="P8">&lt;&lt;Nome da Atividade&gt;&gt; </text:p>
      <text:p text:style-name="P8">Pré-atividades: &lt;&lt;Nomes das pré-atividades&gt;&gt; </text:p>
      <text:p text:style-name="P8">Sub-atividades: &lt;&lt;Nomes das sub-atividades&gt;&gt; </text:p>
      <text:p text:style-name="P8">Artefatos Insumo: &lt;&lt;Artefatos requeridos pela atividade&gt;&gt; </text:p>
      <text:p text:style-name="P8">Artefatos Produzidos: &lt;&lt;Artefatos produzidos pela atividade&gt;&gt; </text:p>
      <text:p text:style-name="P8">Recursos Necessários: </text:p>
      <text:p text:style-name="P8">Recursos Humanos: &lt;&lt;Papéis necessários para realizar a atividade&gt;&gt; </text:p>
      <text:p text:style-name="P8">Ferramentas de Software: &lt;&lt;Tipos de Ferramentas necessárias&gt;&gt; </text:p>
      <text:p text:style-name="P8">Hardware: &lt;&lt;Equipamentos necessários para realizar a atividade&gt;&gt; </text:p>
      <text:p text:style-name="P8">Procedimentos: &lt;&lt;Procedimentos a serem adotados&gt;&gt; </text:p>
      <text:p text:style-name="P8">Tecer comentários sobre os demais processos, sobretudo quando houver mudanças em </text:p>
      <text:p text:style-name="P8">relação ao processo padrão. </text:p>
      <text:p text:style-name="P14"><text:s/></text:p>
      <text:p text:style-name="P12">4. Equipe do Projeto </text:p>
      <text:p text:style-name="P8">Apresentar a equipe do projeto, identificando as pessoas e os papéis que as mesmas </text:p>
      <text:p text:style-name="P8">vão desempenhar no projeto. </text:p>
      <text:p text:style-name="P8">5. Estimativas </text:p>
      <text:p text:style-name="P8">5.1 – Estimativa de Tamanho </text:p>
      <text:p text:style-name="P8">Apresentar a estimativa e a base de cálculo para se chegar a ela, informando o </text:p>
      <text:p text:style-name="P8">procedimento utilizado em sua elaboração. </text:p>
      <text:p text:style-name="P8">5.2 – Estimativa de Esforço </text:p>
      <text:p text:style-name="P8">Apresentar a estimativa e a base de cálculo para se chegar a ela, informando o </text:p>
      <text:p text:style-name="P8">procedimento utilizado em sua elaboração. </text:p>
      <text:p text:style-name="P8">5.3 – Alocação de Recursos </text:p>
      <text:p text:style-name="P8">Apresentar a alocação de recursos para as atividades do processo. </text:p>
      <text:p text:style-name="P8">5.4 – Estimativa de Duração </text:p>
      <text:p text:style-name="P8">Apresentar uma rede de tarefas, apontando o caminho crítico do projeto, e um </text:p>
      <text:p text:style-name="P8">gráfico de tempo para o projeto como um todo (cronograma). </text:p>
      <text:p text:style-name="P8">5.5 – Estimativa de Custo </text:p>
      <text:p text:style-name="P8">Apresentar a estimativa e a base de cálculo para se chegar a ela, informando o </text:p>
      <text:p text:style-name="P8">procedimento utilizado em sua elaboração, quando couber. </text:p>
      <text:p text:style-name="P8">6. Plano de Riscos </text:p>
      <text:p text:style-name="P8">Anexar o plano de riscos, desenvolvido segundo o modelo de plano de riscos.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4T14:43:11.99</dc:date>
    <meta:editing-duration>PT3H1M40S</meta:editing-duration>
    <meta:editing-cycles>18</meta:editing-cycles>
    <meta:generator>OpenOffice/4.1.0$Win32 OpenOffice.org_project/410m18$Build-9764</meta:generator>
    <meta:document-statistic meta:table-count="0" meta:image-count="2" meta:object-count="0" meta:page-count="4" meta:paragraph-count="127" meta:word-count="755" meta:character-count="5460"/>
  </office:meta>
</office:document-meta>
</file>